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?opendocument cursor-position?>Hello World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</meta:initial-creator>
    <dc:creator>Alex</dc:creator>
    <meta:creation-date>2010-02-19T11:28:00Z</meta:creation-date>
    <dc:date>2010-02-19T11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